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fo:font-size="20pt" officeooo:rsid="0007d91e" officeooo:paragraph-rsid="0007d91e"/>
    </style:style>
    <style:style style:name="P2" style:family="paragraph" style:parent-style-name="Standard">
      <style:text-properties style:font-name="Chandas" fo:font-size="12pt" officeooo:rsid="0008f455" officeooo:paragraph-rsid="0008f455"/>
    </style:style>
    <style:style style:name="P3" style:family="paragraph" style:parent-style-name="Standard">
      <style:text-properties style:font-name="Chandas" fo:font-size="12pt" officeooo:rsid="000ae743" officeooo:paragraph-rsid="000ae743"/>
    </style:style>
    <style:style style:name="P4" style:family="paragraph" style:parent-style-name="Standard">
      <style:text-properties style:font-name="Chandas" fo:font-size="12pt" officeooo:rsid="000b1826" officeooo:paragraph-rsid="000b1826"/>
    </style:style>
    <style:style style:name="T1" style:family="text">
      <style:text-properties officeooo:rsid="000c19b8"/>
    </style:style>
    <style:style style:name="T2" style:family="text">
      <style:text-properties officeooo:rsid="000c4989"/>
    </style:style>
    <style:style style:name="T3" style:family="text">
      <style:text-properties officeooo:rsid="000e2010"/>
    </style:style>
    <style:style style:name="T4" style:family="text">
      <style:text-properties officeooo:rsid="000fc821"/>
    </style:style>
    <style:style style:name="T5" style:family="text">
      <style:text-properties officeooo:rsid="000fd5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aptive Radiation</text:p>
      <text:p text:style-name="P2"/>
      <text:p text:style-name="P3">A1)</text:p>
      <text:p text:style-name="P4">Adaptive Radiation beschreibt <text:span text:style-name="T1">das Biologische Phänomen der </text:span><text:span text:style-name="T2">Evolution, die in Bestimmte Ökologische Nischen führt. So </text:span><text:span text:style-name="T3">Evolvieren neue Spezies häufiger in Konkurrenzlose </text:span><text:span text:style-name="T4">Nischen innerhalb eines Ökosystemes. </text:span><text:span text:style-name="T5">Durch diese Anpassung haben die Spezies untereinander weniger Konkurrenz und so höhere Überlebenschanch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7:04:00.778686543</meta:creation-date>
    <meta:generator>LibreOffice/6.4.7.2$Linux_X86_64 LibreOffice_project/40$Build-2</meta:generator>
    <dc:date>2022-01-10T17:08:30.527627706</dc:date>
    <meta:editing-duration>PT4M25S</meta:editing-duration>
    <meta:editing-cycles>12</meta:editing-cycles>
    <meta:document-statistic meta:table-count="0" meta:image-count="0" meta:object-count="0" meta:page-count="1" meta:paragraph-count="3" meta:word-count="41" meta:character-count="332" meta:non-whitespace-character-count="294"/>
  </office:meta>
</office:document-meta>
</file>